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fab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fab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fab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fab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fab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fab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fab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fab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fab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fab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fab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fab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fab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fab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fab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fab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fab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Victoria Sofia Urbina Zabalet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4/3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014095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eonel Alberto Urbina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31002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5.83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7" meta:non-whitespace-character-count="1008"/>
    <meta:template xlink:type="simple" xlink:actuate="onRequest" xlink:title="Normal" xlink:href=""/>
  </office:meta>
</office:document-meta>
</file>